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0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stroke-dash="Dash_20_10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994701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 dr3d:horizontal-segments="15" dr3d:vertical-segments="10" dr3d:edge-rounding="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151600" dr3d:specular-color="#ffff99" dr3d:shininess="75%" dr3d:shadow="hidden"/>
    </style:style>
    <style:style style:name="gr3" style:family="graphic" style:parent-style-name="standard">
      <style:graphic-properties draw:stroke="none" draw:stroke-dash="Dash_20_10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3039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15" dr3d:vertical-segments="10" dr3d:edge-rounding="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230000" dr3d:specular-color="#b3cacc" dr3d:shininess="60%" dr3d:shadow="hidden"/>
    </style:style>
  </office:automatic-styles>
  <office:body>
    <office:drawing>
      <draw:page draw:name="page1" draw:style-name="dp1" draw:master-page-name="Обычный">
        <dr3d:scene draw:style-name="gr1" svg:width="11.454cm" svg:height="6.966cm" svg:x="5.435cm" svg:y="8.258cm" dr3d:transform="matrix (0.360230298490603 -0.801409856706455 0.477468714810837 -0.251803796909584 -0.576366317832361 -0.77742955663538 0.898236594618195 0.15982524594727 -0.409422655512131 -2.23471294742409cm -6.97658209912047cm -7.60523115677819cm)" dr3d:vrp="(0 0 204864.454857143)" dr3d:vpn="(0 0 156985.454857143)" dr3d:projection="perspective" dr3d:distance="47.879cm" dr3d:focal-length="37.948cm" dr3d:shadow-slant="15" dr3d:shade-mode="phong" dr3d:ambient-color="#666666" dr3d:lighting-mode="false">
          <dr3d:light dr3d:diffuse-color="#4b1f6f" dr3d:direction="(0.769811817079803 0.458097174966857 -0.444451059816125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1158 -13521 2461 3620" svg:d="M1158-10867l135 120 141 112 146 105 152 98 156 91 161 82 164 74 168 66 171 57 174 49 176 40 178 32 179 22 180 14 180 4v-3620z"/>
          <dr3d:rotate draw:style-name="gr3" draw:layer="layout" svg:viewBox="1158 -13521 2461 3620" svg:d="M1158-10867l135 120 141 112 146 105.000000000002 152 97.9999999999982 156 91 161 82 164 74 168 66 171 57 174 49 176 40 178 32.0000000000018 179 22 180 14 180 3.99999999999818v-3620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st Test</meta:initial-creator>
    <meta:creation-date>2019-10-29T09:48:26.94</meta:creation-date>
    <dc:date>2019-10-29T10:27:24.43</dc:date>
    <dc:creator>Test Test</dc:creator>
    <meta:editing-duration>PT23M22S</meta:editing-duration>
    <meta:editing-cycles>2</meta:editing-cycles>
    <meta:generator>OpenOffice/4.1.7$Win32 OpenOffice.org_project/417m1$Build-9800</meta:generator>
    <meta:document-statistic meta:object-count="3"/>
  </office:meta>
</office:document-meta>
</file>